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, 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 setwd("D:/Sewalk papers/II - Data Experimintation with BCAs/Regs/R_AllX/CSVs")</text:p>
      <text:p text:style-name="Standard">dat6 = read.csv("AllX_5-6.csv", header=TRUE)</text:p>
      <text:p text:style-name="Standard">dat7 = read.csv("AllX_6-7.csv", header=TRUE)</text:p>
      <text:p text:style-name="Standard">dat8 = read.csv("AllX_7-8.csv", header=TRUE)</text:p>
      <text:p text:style-name="Standard">dat9 = read.csv("AllX_8-9.csv", header=TRUE)</text:p>
      <text:p text:style-name="Standard">dat10 = read.csv("AllX_9-10.csv", header=TRUE)</text:p>
      <text:p text:style-name="Standard">dat11 = read.csv("AllX_10-11.csv", header=TRUE)</text:p>
      <text:p text:style-name="Standard">dat = data.frame(dat6, dat7, dat8, dat9, dat10, dat11)</text:p>
      <text:p text:style-name="Standard">reggie = lm(dat)</text:p>
      <text:p text:style-name="Standard">summary(dat)<text:line-break/>_______________________________________________________________<text:line-break/><text:line-break/>setwd("D:/Sewalk papers/II - Data Experimintation with BCAs/Regs/R_AllX/CSVs")</text:p>
      <text:p text:style-name="Standard">dat = read.csv("AllX_p.csv")<text:line-break/>reggie = lm(dat)</text:p>
      <text:p text:style-name="Standard">summary(reggie)<text:line-break/>____________________________________________<text:line-break/>library(plm)<text:line-break/>setwd("D:/Sewalk papers/II - Data Experimintation with BCAs/Regs/_R_LA/CSV")</text:p>
      <text:p text:style-name="Standard">dat = read.csv("LA_P_<text:span text:style-name="T2">yoy</text:span>.csv")</text:p>
      <text:p text:style-name="Standard">attach(dat)</text:p>
      <text:p text:style-name="Standard">str(dat)<text:line-break/>Y = cbind(<text:span text:style-name="T2">dif.yoy</text:span>)</text:p>
      <text:p text:style-name="Standard">X = cbind(Total.Inv, Ind_GDP, Forestkm, HDI)<text:line-break/>pdat = plm.data(dat, index=c("c", "y"))<text:line-break/>reggie = plm(Y ~ X, data=pdat, model= "<text:span text:style-name="T2">random</text:span>")<text:line-break/>summary(reggie)<text:line-break/><text:line-break/>reggie = plm(Y ~ X, data=pdat, model= "pooling")<text:line-break/>summary(reggie)<text:line-break/><text:span text:style-name="T1">plmtest(pool, type=c("bp"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, 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5H24M36S</meta:editing-duration>
    <meta:editing-cycles>14</meta:editing-cycles>
    <meta:generator>OpenOffice.org/3.1$Win32 OpenOffice.org_project/310m11$Build-9399</meta:generator>
    <dc:date>2014-08-23T10:35:25.12</dc:date>
    <dc:creator>Vince b</dc:creator>
    <meta:document-statistic meta:table-count="0" meta:image-count="0" meta:object-count="0" meta:page-count="1" meta:paragraph-count="16" meta:word-count="107" meta:character-count="1080"/>
    <meta:user-defined meta:name="Info 1"/>
    <meta:user-defined meta:name="Info 2"/>
    <meta:user-defined meta:name="Info 3"/>
    <meta:user-defined meta:name="Info 4"/>
  </office:meta>
</office:document-meta>
</file>